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000000" loext:opacity="100%" style:font-name="Menlo-Regular" fo:font-size="11pt" style:font-size-asian="11pt"/>
    </style:style>
    <style:style style:name="T2" style:family="text">
      <style:text-properties fo:color="#000000" loext:opacity="100%" style:font-name="Menlo-Regular" fo:font-size="11pt" officeooo:rsid="001f3dd1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yside6-uic </text:span><text:span text:style-name="T2">zeekify</text:span><text:span text:style-name="T1">.ui &gt; ui_</text:span><text:span text:style-name="T2">zeekify</text:span><text:span text:style-name="T1">.py</text:span></text:p>
      <text:p text:style-name="P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-Regular" svg:font-family="Menlo-Regular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6T15:38:30.180339676</dc:date>
    <meta:editing-duration>PT52S</meta:editing-duration>
    <meta:editing-cycles>1</meta:editing-cycles>
    <meta:document-statistic meta:table-count="0" meta:image-count="0" meta:object-count="0" meta:page-count="1" meta:paragraph-count="1" meta:word-count="4" meta:character-count="38" meta:non-whitespace-character-count="35"/>
    <meta:generator>LibreOffice/7.5.5.2$Linux_X86_64 LibreOffice_project/50$Build-2</meta:generator>
  </office:meta>
</office:document-meta>
</file>